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0.9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is-true-formula([.$B1]=&quot;Verified&quot;)" style:apply-style-name="Verified" style:base-cell-address="NES.A1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1" style:family="table-cell" style:parent-style-name="Default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12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  <style:map style:condition="is-true-formula([.$B1]=&quot;Verified&quot;)" style:apply-style-name="Verified" style:base-cell-address="NES.A1"/>
    </style:style>
    <style:style style:name="ce13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8pt" style:font-size-asian="8pt" style:font-size-complex="8pt"/>
      <style:map style:condition="is-true-formula([.$B1]=&quot;Verified&quot;)" style:apply-style-name="Verified" style:base-cell-address="NES.A1"/>
    </style:style>
    <style:style style:name="ce15" style:family="table-cell" style:parent-style-name="Default" style:data-style-name="N100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8pt" style:font-size-asian="8pt" style:font-size-complex="8pt"/>
      <style:map style:condition="is-true-formula([.$B1]=&quot;Verified&quot;)" style:apply-style-name="Verified" style:base-cell-address="NES.A1"/>
    </style:style>
    <style:style style:name="ce16" style:family="table-cell" style:parent-style-name="Default" style:data-style-name="N84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3"/>
        <table:table-column table:style-name="co5" table:default-cell-style-name="ce11"/>
        <table:table-column table:style-name="co1" table:number-columns-repeated="1018" table:default-cell-style-name="ce7"/>
        <table:table-row table:style-name="ro1">
          <table:table-cell table:style-name="ce8" office:value-type="string" calcext:value-type="string">
            <text:p>Publish I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Game Title</text:p>
          </table:table-cell>
          <table:table-cell table:style-name="ce12" office:value-type="string" calcext:value-type="string">
            <text:p>Category</text:p>
          </table:table-cell>
          <table:table-cell table:style-name="ce8" office:value-type="string" calcext:value-type="string">
            <text:p>Not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285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arkwing Duck</text:p>
          </table:table-cell>
          <table:table-cell office:value-type="string" calcext:value-type="string">
            <text:p>pacifist, no subweapons</text:p>
          </table:table-cell>
          <table:table-cell table:style-name="ce16" office:value-type="date" office:date-value="2021-02-18" calcext:value-type="date">
            <text:p>2021-02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1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Mode B</text:p>
          </table:table-cell>
          <table:table-cell table:style-name="ce16" office:value-type="date" office:date-value="2021-02-19" calcext:value-type="date">
            <text:p>2021-02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ckey Mousecapade</text:p>
          </table:table-cell>
          <table:table-cell/>
          <table:table-cell office:value-type="string" calcext:value-type="string">
            <text:p>Desyncs, enemies clearly are non-determinis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3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Jackal</text:p>
          </table:table-cell>
          <table:table-cell office:value-type="string" calcext:value-type="string">
            <text:p>2 player</text:p>
          </table:table-cell>
          <table:table-cell table:style-name="ce16" office:value-type="date" office:date-value="2021-02-24" calcext:value-type="date">
            <text:p>2021-02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1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fails at different points each attempt, seems to work better when one frame is deleted from start of T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Desyncs, fails at different points each attem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8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Swordless Challenge</text:p>
          </table:table-cell>
          <table:table-cell table:style-name="ce16" office:value-type="date" office:date-value="2021-02-24" calcext:value-type="date">
            <text:p>2021-02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7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ttletoads</text:p>
          </table:table-cell>
          <table:table-cell/>
          <table:table-cell office:value-type="string" calcext:value-type="string">
            <text:p>Missing video! Also has multiple other categories ripe for verification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286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It’s guantlet! Desyncs inconsistent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ble Madness</text:p>
          </table:table-cell>
          <table:table-cell/>
          <table:table-cell office:value-type="string" calcext:value-type="string">
            <text:p>Desyncs consistently, ball moves too far to the left and falls off the platform on first leve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86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tman</text:p>
          </table:table-cell>
          <table:table-cell/>
          <table:table-cell office:value-type="string" calcext:value-type="string">
            <text:p>TheDot said this verifies, but I experience consistent desyn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0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1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4 CPU’s</text:p>
          </table:table-cell>
          <table:table-cell office:value-type="string" calcext:value-type="string">
            <text:p>Desyncs, unknown time and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7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he Legend of Zelda: Triforce of the Gods</text:p>
          </table:table-cell>
          <table:table-cell/>
          <table:table-cell office:value-type="string" calcext:value-type="string">
            <text:p>Bootleg, unknown N8 compat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any%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3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table:style-name="ce16" office:value-type="date" office:date-value="2021-03-26" calcext:value-type="date">
            <text:p>2021-03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2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ke Tyson’s Punch-Out!!</text:p>
          </table:table-cell>
          <table:table-cell office:value-type="string" calcext:value-type="string">
            <text:p>any%</text:p>
          </table:table-cell>
          <table:table-cell table:style-name="ce16" office:value-type="date" office:date-value="2021-03-29" calcext:value-type="date">
            <text:p>2021-03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58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seb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78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onkey Kong, DK Jr., DK 3, and DK Jr. Math</text:p>
          </table:table-cell>
          <table:table-cell/>
          <table:table-cell office:value-type="string" calcext:value-type="string">
            <text:p>Multi-game T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13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Also has 2 other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ecmo Super Bowl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Another playaround category; plus it’s football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 on Woodman stage, first screen transition glitch. Glitch is performed slightly differently on this compared to older verifi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2021-03-25 Previously verified but lacked video evidence until n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less</text:p>
          </table:table-cell>
          <table:table-cell table:style-name="ce16" office:value-type="date" office:date-value="2021-03-25" calcext:value-type="date">
            <text:p>2021-03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5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hostbuster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inconsistent enemies (possibly needs initial RAM se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Requires cartridge in order to start playback without resetting (might be able to start from everdrive menu if proper inputs prepen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5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unknown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Great Waldo Search</text:p>
          </table:table-cell>
          <table:table-cell office:value-type="string" calcext:value-type="string">
            <text:p>any%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9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th and South</text:p>
          </table:table-cell>
          <table:table-cell office:value-type="string" calcext:value-type="string">
            <text:p>any%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1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rchon: The Light and the Dar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ifferent RNG, but consist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9M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Hydlid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Must start from power-on/everdrive-menu. Reset vector is after the splash scree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 consistently, after player goes diving the enemies are consisten, but not in the same positions as the encoded video. (+1/+2 frame doesn’t change anything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2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nball Ques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 consistently, after talking with the ghost. Ball is hit into the left tree and then drain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ni Put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inconsistent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immediately. Might be wrong ROM or needs blank fram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Indiana Jones and the Last Crusad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3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smo Police: Galiva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9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at first significant screen glitch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rkanoid</text:p>
          </table:table-cell>
          <table:table-cell office:value-type="string" calcext:value-type="string">
            <text:p>warpless</text:p>
          </table:table-cell>
          <table:table-cell office:value-type="string" calcext:value-type="string">
            <text:p>2021-03-29 Required ViGreyTech’s fixed dump scri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1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onic Commando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 consistently, at 8:52 in encoded video. Menu option should be right to “Transfer” but doesn’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warpless</text:p>
          </table:table-cell>
          <table:table-cell office:value-type="string" calcext:value-type="string">
            <text:p>Desyncs. And a different verified run also desyncs. Possible problem with replay devic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2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uperb Joe mode</text:p>
          </table:table-cell>
          <table:table-cell office:value-type="string" calcext:value-type="string">
            <text:p>Desyncs semi-consistent. If it reaches first level, it desyncs exactly like “New PPU” m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treeeeemerz mode</text:p>
          </table:table-cell>
          <table:table-cell office:value-type="string" calcext:value-type="string">
            <text:p>Desyncs consistently. Either selects wrong options if SRAM isn’t clear. Or desyncs at 2:35 (encode time)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C</text:p>
          </table:table-cell>
          <table:table-cell office:value-type="string" calcext:value-type="string">
            <text:p>2 players</text:p>
          </table:table-cell>
          <table:table-cell office:value-type="string" calcext:value-type="string">
            <text:p>Desyncs, inconsistent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5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any%</text:p>
          </table:table-cell>
          <table:table-cell table:style-name="ce16" office:value-type="date" office:date-value="2021-03-30" calcext:value-type="date">
            <text:p>2021-03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City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inconsistent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4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immick!</text:p>
          </table:table-cell>
          <table:table-cell table:style-name="ce15" office:value-type="string" calcext:value-type="string">
            <text:p>100%</text:p>
          </table:table-cell>
          <table:table-cell office:value-type="string" calcext:value-type="string">
            <text:p>Desyncs, inconsistently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NES.A1:NES.E1048576">
            <calcext:condition calcext:apply-style-name="Verified" calcext:value="formula-is([.$B1]=&quot;Verified&quot;)" calcext:base-cell-address="NES.A1"/>
          </calcext:conditional-format>
          <calcext:conditional-format calcext:target-range-address="NES.A1:NES.E1048576">
            <calcext:condition calcext:apply-style-name="Unable" calcext:value="formula-is([.$B1]=&quot;Unable&quot;)" calcext:base-cell-address="NES.A1"/>
          </calcext:conditional-format>
          <calcext:conditional-format calcext:target-range-address="NES.A1:NES.E1048576">
            <calcext:condition calcext:apply-style-name="Unknown" calcext:value="formula-is([.$B1]=&quot;Unknown&quot;)" calcext:base-cell-address="NES.A1"/>
          </calcext:conditional-format>
          <calcext:conditional-format calcext:target-range-address="NES.A1:NES.E1048576">
            <calcext:condition calcext:apply-style-name="Priority" calcext:value="formula-is([.$B1]=&quot;Priority&quot;)" calcext:base-cell-address="NES.A1"/>
          </calcext:conditional-format>
          <calcext:conditional-format calcext:target-range-address="NES.A1:NES.E1048576">
            <calcext:condition calcext:apply-style-name="Focus" calcext:value="formula-is([.$B1]=&quot;Focus&quot;)" calcext:base-cell-address="NES.A1"/>
          </calcext:conditional-format>
          <calcext:conditional-format calcext:target-range-address="NES.A1:NES.E1048576">
            <calcext:condition calcext:apply-style-name="Planned" calcext:value="formula-is([.$B1]=&quot;Planned&quot;)" calcext:base-cell-address="NE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ified" style:family="table-cell" style:parent-style-name="Default">
      <style:table-cell-properties fo:background-color="#8aff95" style:diagonal-bl-tr="none" style:diagonal-tl-br="none"/>
      <style:text-properties style:use-window-font-color="true"/>
    </style:style>
    <style:style style:name="Unable" style:family="table-cell" style:parent-style-name="Default">
      <style:table-cell-properties fo:background-color="#ffa851"/>
    </style:style>
    <style:style style:name="Unknown" style:family="table-cell" style:parent-style-name="Default">
      <style:table-cell-properties fo:background-color="#d4c5c5"/>
    </style:style>
    <style:style style:name="Priority" style:family="table-cell" style:parent-style-name="Default">
      <style:table-cell-properties fo:background-color="#ffff5a"/>
    </style:style>
    <style:style style:name="Focus" style:family="table-cell" style:parent-style-name="Default">
      <style:table-cell-properties fo:background-color="#b16dff"/>
    </style:style>
    <style:style style:name="Planned" style:family="table-cell" style:parent-style-name="Default">
      <style:table-cell-properties fo:background-color="#83b6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0:41:38.095837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27:51.544539945</meta:creation-date>
    <dc:date>2021-03-30T01:41:18.787886923</dc:date>
    <meta:editing-duration>P3DT12H55M22S</meta:editing-duration>
    <meta:editing-cycles>54</meta:editing-cycles>
    <meta:generator>LibreOffice/6.4.6.2$Linux_X86_64 LibreOffice_project/40$Build-2</meta:generator>
    <meta:document-statistic meta:table-count="1" meta:cell-count="234" meta:object-count="0"/>
  </office:meta>
</office:document-meta>
</file>